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14004" draw:textarea-horizontal-align="right" draw:textarea-vertical-align="bottom" draw:auto-grow-height="false"/>
    </style:style>
    <style:style style:name="gr2" style:family="graphic" style:parent-style-name="standard">
      <style:graphic-properties draw:fill-color="#c0c0c0" draw:textarea-horizontal-align="left" draw:textarea-vertical-align="bottom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color="#ffffff" fo:font-size="14pt" style:font-size-asian="14pt" style:font-size-complex="1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8cm" svg:height="13.9cm" svg:x="6.6cm" svg:y="7.9cm">
            <text:p text:style-name="P1"><text:span text:style-name="T1">Exemplo de implementação</text:span></text:p>
            <text:p text:style-name="P1"><text:span text:style-name="T1">do X Window Syste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2cm" svg:height="2.8cm" svg:x="6.9cm" svg:y="17.3cm">
            <text:p text:style-name="P2"><text:span text:style-name="T2">Máquina remo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2cm" svg:height="7.9cm" svg:x="6.9cm" svg:y="8.2cm">
            <text:p text:style-name="P2"><text:span text:style-name="T2">Máquina do usuári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9cm" svg:x="7.2cm" svg:y="8.5cm">
            <text:p text:style-name="P3"><text:span text:style-name="T2">Teclad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0.9cm" svg:x="9.5cm" svg:y="8.5cm">
            <text:p text:style-name="P3"><text:span text:style-name="T2">Mous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cm" svg:height="0.9cm" svg:x="11.8cm" svg:y="8.5cm">
            <text:p text:style-name="P3"><text:span text:style-name="T2">Tela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6.6cm" svg:height="1.3cm" svg:x="7.2cm" svg:y="10.3cm">
            <text:p text:style-name="P1"><text:span text:style-name="T1">X Serv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3cm" svg:height="1.2cm" svg:x="7.2cm" svg:y="13.3cm">
            <text:p text:style-name="P3"><text:span text:style-name="T2">X Client</text:span></text:p>
            <text:p text:style-name="P3"><text:span text:style-name="T2">(firefox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3cm" svg:height="1.2cm" svg:x="9.9cm" svg:y="13.3cm">
            <text:p text:style-name="P3"><text:span text:style-name="T2">X Client</text:span></text:p>
            <text:p text:style-name="P3"><text:span text:style-name="T2">(office)</text:span></text:p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8.2cm" svg:y1="9.4cm" svg:x2="8.2cm" svg:y2="10.3cm">
            <text:p/>
          </draw:line>
          <draw:line draw:style-name="gr7" draw:text-style-name="P2" draw:layer="layout" svg:x1="10.5cm" svg:y1="9.4cm" svg:x2="10.5cm" svg:y2="10.3cm">
            <text:p/>
          </draw:line>
          <draw:line draw:style-name="gr7" draw:text-style-name="P2" draw:layer="layout" svg:x1="12.7cm" svg:y1="10.3cm" svg:x2="12.7cm" svg:y2="9.4cm">
            <text:p/>
          </draw:line>
          <draw:line draw:style-name="gr8" draw:text-style-name="P2" draw:layer="layout" svg:x1="8.3cm" svg:y1="11.6cm" svg:x2="8.3cm" svg:y2="13.3cm">
            <text:p/>
          </draw:line>
          <draw:line draw:style-name="gr8" draw:text-style-name="P2" draw:layer="layout" svg:x1="11cm" svg:y1="11.6cm" svg:x2="11cm" svg:y2="13.3cm">
            <text:p/>
          </draw:line>
          <draw:custom-shape draw:style-name="gr6" draw:text-style-name="P3" draw:layer="layout" svg:width="2.3cm" svg:height="1.2cm" svg:x="11.4cm" svg:y="18.2cm">
            <text:p text:style-name="P3"><text:span text:style-name="T2">X Client</text:span></text:p>
            <text:p text:style-name="P3"><text:span text:style-name="T2">(gedit)</text:span></text:p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3.1cm" svg:y1="11.6cm" svg:x2="13.1cm" svg:y2="18.1cm">
            <text:p/>
          </draw:line>
          <draw:frame draw:style-name="gr9" draw:text-style-name="P4" draw:layer="layout" svg:width="1.683cm" svg:height="0.806cm" svg:x="12.217cm" svg:y="16.2cm">
            <draw:text-box>
              <text:p text:style-name="P4"><text:span text:style-name="T3">Red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7T17:48:36</meta:creation-date>
    <dc:date>2012-05-27T18:21:24</dc:date>
    <meta:editing-duration>PT20M32S</meta:editing-duration>
    <meta:editing-cycles>2</meta:editing-cycles>
    <meta:generator>LibreOffice/3.5$MacOSX_x86 LibreOffice_project/235ab8a-3802056-4a8fed3-2d66ea8-e241b80</meta:generator>
    <meta:document-statistic meta:object-count="18"/>
  </office:meta>
</office:document-meta>
</file>